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.text-here {</text:p>
      <text:p text:style-name="P1"><text:s text:c="4"/>font-size: 55px;</text:p>
      <text:p text:style-name="P1"><text:s text:c="4"/>font-family: sans-serif;</text:p>
      <text:p text:style-name="P1"><text:s text:c="4"/>color: black;</text:p>
      <text:p text:style-name="P1"><text:s text:c="4"/>text-decoration: none;</text:p>
      <text:p text:style-name="P1"><text:s text:c="4"/>font-style: normal;</text:p>
      <text:p text:style-name="P1"><text:s text:c="4"/>font-weight: normal;</text:p>
      <text:p text:style-name="P1"><text:s text:c="4"/>line-height: normal;</text:p>
      <text:p text:style-name="P1"><text:s text:c="4"/>text-align: left;</text:p>
      <text:p text:style-name="P1"><text:s text:c="4"/>letter-spacing: normal;</text:p>
      <text:p text:style-name="P1"><text:s text:c="4"/>word-spacing: normal;</text:p>
      <text:p text:style-name="P1"><text:s text:c="2"/>}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